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143cm" svg:x="9.128cm" svg:y="3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143cm" svg:x="9.001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143cm" svg:x="9.001cm" svg:y="8.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8.89cm" svg:height="1.27cm" svg:x="4.81cm" svg:y="9.89cm">
          <text:p text:style-name="P1">Concurrent 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9cm" svg:height="1.27cm" svg:x="4.81cm" svg:y="2.27cm">
          <text:p text:style-name="P1">Image 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9cm" svg:height="1.27cm" svg:x="4.811cm" svg:y="4.771cm">
          <text:p text:style-name="P1">Cell class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9cm" svg:height="1.27cm" svg:x="4.811cm" svg:y="7.331cm">
          <text:p text:style-name="P1">Cell network synthe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0.889cm" svg:height="0.954cm" svg:x="13.827cm" svg:y="11.795cm">
          <draw:text-box>
            <text:p><text:s text:c="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1:17:02.167153000</meta:creation-date>
    <dc:date>2015-01-22T16:09:05.857331000</dc:date>
    <meta:editing-duration>PT7M40S</meta:editing-duration>
    <meta:editing-cycles>5</meta:editing-cycles>
    <meta:generator>LibreOffice/4.3.5.2$MacOSX_x86 LibreOffice_project/3a87456aaa6a95c63eea1c1b3201acedf0751bd5</meta:generator>
    <meta:document-statistic meta:object-count="8"/>
  </office:meta>
</office:document-meta>
</file>